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ByteStreamInterpreter.rea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ByteStreamInterpreter.checkProlo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XMLByteStreamInterpret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ByteStreamInterpreter.rea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ByteStreamInterpreter.readChars( int le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XMLByteStreamInterpreter.readBytes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ByteStreamInterpreter.parse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AbstractXMLByteStreamInterpreter.read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XMLByteStreamInterpreter.read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XMLByteStreamInterpret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ByteStreamInterpreter.read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ByteStreamInterpreter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XMLByteStreamInterpret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ByteStreamInterpret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